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 style:text-underline-style="none" officeooo:rsid="00810a4d" officeooo:paragraph-rsid="01d923cf"/>
    </style:style>
    <style:style style:name="P22" style:family="paragraph" style:parent-style-name="Standard">
      <style:text-properties style:font-name="Liberation Serif" style:text-underline-style="none" officeooo:rsid="00810a4d" officeooo:paragraph-rsid="011b00cf"/>
    </style:style>
    <style:style style:name="P23" style:family="paragraph" style:parent-style-name="Standard">
      <style:text-properties style:font-name="Liberation Serif"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 officeooo:paragraph-rsid="00b27e06"/>
    </style:style>
    <style:style style:name="P31" style:family="paragraph" style:parent-style-name="Table_20_Contents">
      <style:text-properties style:font-name="Liberation Serif" officeooo:rsid="00b09166" officeooo:paragraph-rsid="00b27e06"/>
    </style:style>
    <style:style style:name="P32" style:family="paragraph" style:parent-style-name="Table_20_Contents">
      <style:paragraph-properties fo:text-align="center" style:justify-single-word="false"/>
      <style:text-properties style:font-name="Liberation Serif"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57ae5e"/>
    </style:style>
    <style:style style:name="P52" style:family="paragraph" style:parent-style-name="Standard">
      <style:text-properties style:font-name="Liberation Serif"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style:text-underline-style="none" officeooo:rsid="014e8223" officeooo:paragraph-rsid="009be8d5"/>
    </style:style>
    <style:style style:name="P65" style:family="paragraph" style:parent-style-name="Standard">
      <style:text-properties style:text-underline-style="solid" style:text-underline-width="auto" style:text-underline-color="font-color" officeooo:rsid="01634c4e" officeooo:paragraph-rsid="01634c4e"/>
    </style:style>
    <style:style style:name="P66" style:family="paragraph" style:parent-style-name="Standard">
      <style:text-properties style:text-underline-style="solid" style:text-underline-width="auto" style:text-underline-color="font-color" officeooo:rsid="01634c4e" officeooo:paragraph-rsid="01b5ab1a"/>
    </style:style>
    <style:style style:name="P67" style:family="paragraph" style:parent-style-name="Standard">
      <style:text-properties style:text-underline-style="none" officeooo:rsid="01ca3e5f" officeooo:paragraph-rsid="01d1f7a3"/>
    </style:style>
    <style:style style:name="P68" style:family="paragraph" style:parent-style-name="Standard">
      <style:text-properties style:text-underline-style="solid" style:text-underline-width="auto" style:text-underline-color="font-color" officeooo:rsid="016519ee" officeooo:paragraph-rsid="016519ee"/>
    </style:style>
    <style:style style:name="P69" style:family="paragraph" style:parent-style-name="Standard">
      <style:text-properties style:text-underline-style="solid" style:text-underline-width="auto" style:text-underline-color="font-color" officeooo:rsid="0166e9d2" officeooo:paragraph-rsid="0166e9d2"/>
    </style:style>
    <style:style style:name="P70" style:family="paragraph" style:parent-style-name="Standard">
      <style:text-properties style:text-underline-style="none" officeooo:rsid="00a15e37" officeooo:paragraph-rsid="009be8d5"/>
    </style:style>
    <style:style style:name="P71" style:family="paragraph" style:parent-style-name="Standard">
      <style:text-properties fo:color="#000000" loext:opacity="100%" officeooo:paragraph-rsid="01c499af"/>
    </style:style>
    <style:style style:name="P72" style:family="paragraph" style:parent-style-name="Standard">
      <style:text-properties fo:color="#ff4000" loext:opacity="100%" officeooo:paragraph-rsid="01316e26"/>
    </style:style>
    <style:style style:name="P73" style:family="paragraph" style:parent-style-name="Standard">
      <style:text-properties fo:color="#ff4000" loext:opacity="100%" fo:font-weight="normal" officeooo:rsid="006fbec8" officeooo:paragraph-rsid="01316e26" style:font-weight-asian="normal" style:font-weight-complex="normal"/>
    </style:style>
    <style:style style:name="P74" style:family="paragraph" style:parent-style-name="Standard">
      <style:text-properties fo:color="#ff4000" loext:opacity="100%" fo:font-weight="normal" officeooo:rsid="011d20f8" officeooo:paragraph-rsid="01316e26" style:font-weight-asian="normal" style:font-weight-complex="normal"/>
    </style:style>
    <style:style style:name="P7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76" style:family="paragraph" style:parent-style-name="Standard">
      <style:text-properties officeooo:paragraph-rsid="01316e26"/>
    </style:style>
    <style:style style:name="P77" style:family="paragraph" style:parent-style-name="Standard">
      <style:text-properties fo:color="#ff4000" loext:opacity="100%" style:text-underline-style="none" officeooo:rsid="006eb73e" officeooo:paragraph-rsid="006eba39"/>
    </style:style>
    <style:style style:name="P78" style:family="paragraph" style:parent-style-name="Standard">
      <style:text-properties fo:color="#ff4000" loext:opacity="100%" style:text-underline-style="none" officeooo:rsid="0052b987" officeooo:paragraph-rsid="009f616e"/>
    </style:style>
    <style:style style:name="P79" style:family="paragraph" style:parent-style-name="Standard">
      <style:text-properties fo:color="#ff4000" loext:opacity="100%" style:text-underline-style="none" officeooo:rsid="0052b987" officeooo:paragraph-rsid="005f2654"/>
    </style:style>
    <style:style style:name="P80" style:family="paragraph" style:parent-style-name="Standard">
      <style:text-properties fo:color="#ff4000" loext:opacity="100%" style:text-underline-style="none" officeooo:rsid="0052b987" officeooo:paragraph-rsid="0052b987"/>
    </style:style>
    <style:style style:name="P81" style:family="paragraph" style:parent-style-name="Standard">
      <style:text-properties fo:color="#ff4000" loext:opacity="100%" style:text-underline-style="none" officeooo:rsid="005328dd" officeooo:paragraph-rsid="005328dd"/>
    </style:style>
    <style:style style:name="P82"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fo:color="#000000" loext:opacity="100%" fo:font-weight="normal" officeooo:rsid="01316e26" style:font-weight-asian="normal" style:font-weight-complex="normal"/>
    </style:style>
    <style:style style:name="T71" style:family="text">
      <style:text-properties officeooo:rsid="01320d5d"/>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 fo:font-style="normal" style:text-underline-style="none" officeooo:rsid="007f62dd" style:font-style-asian="normal" style:font-style-complex="normal"/>
    </style:style>
    <style:style style:name="T87" style:family="text">
      <style:text-properties style:font-name="Liberation Serif" fo:font-style="normal" style:text-underline-style="none" officeooo:rsid="00c229d2" style:font-style-asian="normal" style:font-style-complex="normal"/>
    </style:style>
    <style:style style:name="T88" style:family="text">
      <style:text-properties style:font-name="Liberation Serif" fo:font-style="italic" style:text-underline-style="none" officeooo:rsid="00c229d2" style:font-style-asian="italic" style:font-style-complex="italic"/>
    </style:style>
    <style:style style:name="T89"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 style:text-underline-style="none" officeooo:rsid="00becf4a"/>
    </style:style>
    <style:style style:name="T96" style:family="text">
      <style:text-properties style:font-name="Liberation Serif" fo:font-style="italic" style:text-underline-style="none" officeooo:rsid="00becf4a" style:font-style-asian="italic" style:font-style-complex="italic"/>
    </style:style>
    <style:style style:name="T97"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 style:text-underline-style="none" officeooo:rsid="00e9c496"/>
    </style:style>
    <style:style style:name="T99" style:family="text">
      <style:text-properties style:font-name="Liberation Serif"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 style:text-underline-style="none" officeooo:rsid="00808df6"/>
    </style:style>
    <style:style style:name="T112" style:family="text">
      <style:text-properties style:font-name="Liberation Serif" style:text-underline-style="none" officeooo:rsid="01cc6c6b"/>
    </style:style>
    <style:style style:name="T113" style:family="text">
      <style:text-properties style:font-name="Liberation Serif" style:text-underline-style="none" officeooo:rsid="01d5816d"/>
    </style:style>
    <style:style style:name="T114" style:family="text">
      <style:text-properties style:font-name="Liberation Serif" fo:font-style="italic" style:text-underline-style="none" officeooo:rsid="01cc6c6b" style:font-style-asian="italic" style:font-style-complex="italic"/>
    </style:style>
    <style:style style:name="T115" style:family="text">
      <style:text-properties style:font-name="Liberation Serif" style:text-underline-style="none" officeooo:rsid="01cde893"/>
    </style:style>
    <style:style style:name="T116" style:family="text">
      <style:text-properties style:font-name="Liberation Serif" style:text-underline-style="none" officeooo:rsid="00810a4d"/>
    </style:style>
    <style:style style:name="T117" style:family="text">
      <style:text-properties style:font-name="Liberation Serif"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font-name="Bukyvede" style:text-underline-style="none" officeooo:rsid="00f1644b"/>
    </style:style>
    <style:style style:name="T141" style:family="text">
      <style:text-properties style:font-name="Bukyvede" style:text-underline-style="solid" style:text-underline-width="auto" style:text-underline-color="font-color" officeooo:rsid="00f1644b"/>
    </style:style>
    <style:style style:name="T142" style:family="text">
      <style:text-properties style:font-name="Bukyvede" style:text-underline-style="none" officeooo:rsid="007514fe"/>
    </style:style>
    <style:style style:name="T143" style:family="text">
      <style:text-properties style:font-name="Bukyvede" style:text-underline-style="solid" style:text-underline-width="auto" style:text-underline-color="font-color" officeooo:rsid="007514fe"/>
    </style:style>
    <style:style style:name="T144" style:family="text">
      <style:text-properties style:text-underline-style="none" officeooo:rsid="00f0fac5"/>
    </style:style>
    <style:style style:name="T145" style:family="text">
      <style:text-properties style:font-name="Bukyvede" fo:font-size="12pt" style:text-underline-style="none" officeooo:rsid="00f0fac5" style:font-size-asian="12pt" style:font-size-complex="12pt"/>
    </style:style>
    <style:style style:name="T146" style:family="text">
      <style:text-properties style:font-name="Bukyvede" fo:font-size="12pt" style:text-underline-style="none" officeooo:rsid="00f0fac5" style:font-family-asian="Bukyvede" style:font-size-asian="12pt" style:font-family-complex="Bukyvede" style:font-size-complex="12pt"/>
    </style:style>
    <style:style style:name="T147" style:family="text">
      <style:text-properties style:font-name="Bukyvede" fo:font-size="12pt" style:text-underline-style="solid" style:text-underline-width="auto" style:text-underline-color="font-color" officeooo:rsid="00f0fac5" style:font-size-asian="12pt" style:font-size-complex="12pt"/>
    </style:style>
    <style:style style:name="T148" style:family="text">
      <style:text-properties style:font-name="Bukyvede" style:text-underline-style="solid" style:text-underline-width="auto" style:text-underline-color="font-color" officeooo:rsid="00f0fac5"/>
    </style:style>
    <style:style style:name="T149" style:family="text">
      <style:text-properties style:font-name="Bukyvede" style:text-underline-style="none" officeooo:rsid="00f0fac5"/>
    </style:style>
    <style:style style:name="T150" style:family="text">
      <style:text-properties style:font-name="Bukyvede" style:text-underline-style="none" officeooo:rsid="00f0fac5" style:font-family-asian="Bukyvede" style:font-family-complex="Bukyvede"/>
    </style:style>
    <style:style style:name="T151" style:family="text">
      <style:text-properties style:font-name="Liberation Serif" style:text-underline-style="none" officeooo:rsid="007514fe"/>
    </style:style>
    <style:style style:name="T152" style:family="text">
      <style:text-properties officeooo:rsid="00f58335"/>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 style:text-underline-style="none" officeooo:rsid="008f9164"/>
    </style:style>
    <style:style style:name="T157" style:family="text">
      <style:text-properties style:font-name="Liberation Serif" style:text-underline-style="none" officeooo:rsid="0092d84e"/>
    </style:style>
    <style:style style:name="T158" style:family="text">
      <style:text-properties style:font-name="Liberation Serif"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 style:text-underline-style="none" officeooo:rsid="00aea5ef"/>
    </style:style>
    <style:style style:name="T161" style:family="text">
      <style:text-properties style:text-position="super 58%" style:font-name="Liberation Serif" style:text-underline-style="none" officeooo:rsid="0092d84e"/>
    </style:style>
    <style:style style:name="T162" style:family="text">
      <style:text-properties style:text-position="0% 100%" style:font-name="Liberation Serif" style:text-underline-style="none" officeooo:rsid="0092d84e"/>
    </style:style>
    <style:style style:name="T163" style:family="text">
      <style:text-properties style:text-position="0% 100%" style:font-name="Liberation Serif" style:text-underline-style="none" officeooo:rsid="00c67591"/>
    </style:style>
    <style:style style:name="T164" style:family="text">
      <style:text-properties style:text-position="0% 100%" style:font-name="Liberation Serif"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 style:text-underline-style="none" officeooo:rsid="00939f24"/>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 fo:font-size="12pt" officeooo:rsid="013eb5bf" style:font-size-asian="10.5pt" style:font-size-complex="12pt"/>
    </style:style>
    <style:style style:name="T184" style:family="text">
      <style:text-properties style:font-name="Liberation Serif"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 fo:font-size="10pt" officeooo:rsid="013eb5bf" style:font-size-asian="10pt" style:font-size-complex="10pt"/>
    </style:style>
    <style:style style:name="T190" style:family="text">
      <style:text-properties style:font-name="Liberation Serif"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 fo:font-size="12pt" officeooo:rsid="013fd592" style:font-size-asian="12pt" style:font-size-complex="12pt"/>
    </style:style>
    <style:style style:name="T196" style:family="text">
      <style:text-properties style:font-name="Liberation Serif" fo:font-size="12pt" officeooo:rsid="01835a53" style:font-size-asian="12pt" style:font-size-complex="12pt"/>
    </style:style>
    <style:style style:name="T197" style:family="text">
      <style:text-properties style:font-name="Liberation Serif" fo:font-size="12pt" officeooo:rsid="01823a41" style:font-size-asian="12pt" style:font-size-complex="12pt"/>
    </style:style>
    <style:style style:name="T198" style:family="text">
      <style:text-properties style:font-name="Liberation Serif" fo:font-size="12pt" officeooo:rsid="015394f9" style:font-size-asian="12pt" style:font-size-complex="12pt"/>
    </style:style>
    <style:style style:name="T199" style:family="text">
      <style:text-properties style:font-name="Liberation Serif"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 fo:font-size="12pt" fo:font-style="italic" officeooo:rsid="013fd592" style:font-size-asian="12pt" style:font-style-asian="italic" style:font-size-complex="12pt" style:font-style-complex="italic"/>
    </style:style>
    <style:style style:name="T202"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 fo:font-size="12pt" officeooo:rsid="0141d63c" style:font-size-asian="12pt" style:font-size-complex="12pt"/>
    </style:style>
    <style:style style:name="T206" style:family="text">
      <style:text-properties style:font-name="Liberation Serif" fo:font-size="12pt" officeooo:rsid="01437cd2" style:font-size-asian="12pt" style:font-size-complex="12pt"/>
    </style:style>
    <style:style style:name="T207" style:family="text">
      <style:text-properties style:font-name="Liberation Serif" fo:font-size="12pt" fo:font-style="italic" officeooo:rsid="01437cd2" style:font-size-asian="12pt" style:font-style-asian="italic" style:font-size-complex="12pt" style:font-style-complex="italic"/>
    </style:style>
    <style:style style:name="T208" style:family="text">
      <style:text-properties style:font-name="Liberation Serif" fo:font-size="11pt" officeooo:rsid="01437cd2" style:font-size-asian="11pt" style:font-size-complex="11pt"/>
    </style:style>
    <style:style style:name="T209" style:family="text">
      <style:text-properties fo:color="#bf0041" loext:opacity="100%" style:font-name="Liberation Serif" fo:font-size="12pt" officeooo:rsid="0154144e" style:font-size-asian="12pt" style:font-size-complex="12pt"/>
    </style:style>
    <style:style style:name="T210" style:family="text">
      <style:text-properties style:font-name="Liberation Serif" officeooo:rsid="014821fb"/>
    </style:style>
    <style:style style:name="T211" style:family="text">
      <style:text-properties style:font-name="Liberation Serif" officeooo:rsid="014968aa"/>
    </style:style>
    <style:style style:name="T212" style:family="text">
      <style:text-properties style:font-name="Liberation Serif" officeooo:rsid="01bcd17a"/>
    </style:style>
    <style:style style:name="T213" style:family="text">
      <style:text-properties style:font-name="Liberation Serif" officeooo:rsid="014c9cfc"/>
    </style:style>
    <style:style style:name="T214" style:family="text">
      <style:text-properties officeooo:rsid="014968aa"/>
    </style:style>
    <style:style style:name="T215" style:family="text">
      <style:text-properties style:font-name="Liberation Serif" officeooo:rsid="0149b70a"/>
    </style:style>
    <style:style style:name="T216" style:family="text">
      <style:text-properties style:font-name="Liberation Serif" officeooo:rsid="0149ffed"/>
    </style:style>
    <style:style style:name="T217" style:family="text">
      <style:text-properties style:font-name="Liberation Serif" officeooo:rsid="0194d977"/>
    </style:style>
    <style:style style:name="T218" style:family="text">
      <style:text-properties style:font-name="Liberation Serif" officeooo:rsid="019792aa"/>
    </style:style>
    <style:style style:name="T219" style:family="text">
      <style:text-properties style:font-name="Bukyvede" officeooo:rsid="0194d977"/>
    </style:style>
    <style:style style:name="T220" style:family="text">
      <style:text-properties style:font-name="Liberation Serif" officeooo:rsid="0195cd91"/>
    </style:style>
    <style:style style:name="T221" style:family="text">
      <style:text-properties style:font-name="Bukyvede" officeooo:rsid="019792aa"/>
    </style:style>
    <style:style style:name="T222" style:family="text">
      <style:text-properties style:font-name="Liberation Serif" officeooo:rsid="0199f306"/>
    </style:style>
    <style:style style:name="T223" style:family="text">
      <style:text-properties style:font-name="Liberation Serif" officeooo:rsid="01b148c7"/>
    </style:style>
    <style:style style:name="T224" style:family="text">
      <style:text-properties style:font-name="Liberation Serif" officeooo:rsid="01af5b1b"/>
    </style:style>
    <style:style style:name="T225" style:family="text">
      <style:text-properties style:font-name="Liberation Serif" officeooo:rsid="01977e4f"/>
    </style:style>
    <style:style style:name="T226" style:family="text">
      <style:text-properties style:font-name="Bukyvede" officeooo:rsid="0195cd91"/>
    </style:style>
    <style:style style:name="T227" style:family="text">
      <style:text-properties style:font-name="Liberation Serif" officeooo:rsid="019837e1"/>
    </style:style>
    <style:style style:name="T228" style:family="text">
      <style:text-properties style:font-name="Liberation Serif" fo:font-style="italic" officeooo:rsid="019792aa" style:font-style-asian="italic" style:font-style-complex="italic"/>
    </style:style>
    <style:style style:name="T229" style:family="text">
      <style:text-properties style:font-name="Liberation Serif" fo:font-style="normal" officeooo:rsid="019792aa" style:font-style-asian="normal" style:font-style-complex="normal"/>
    </style:style>
    <style:style style:name="T230" style:family="text">
      <style:text-properties style:font-name="Liberation Serif" fo:font-style="normal" officeooo:rsid="019bbbe2" style:font-style-asian="normal" style:font-style-complex="normal"/>
    </style:style>
    <style:style style:name="T231" style:family="text">
      <style:text-properties style:font-name="Liberation Serif" fo:font-style="normal" officeooo:rsid="019837e1" style:font-style-asian="normal" style:font-style-complex="normal"/>
    </style:style>
    <style:style style:name="T232" style:family="text">
      <style:text-properties style:font-name="Liberation Serif" fo:font-style="normal" officeooo:rsid="01a12e5a" style:font-style-asian="normal" style:font-style-complex="normal"/>
    </style:style>
    <style:style style:name="T233" style:family="text">
      <style:text-properties style:font-name="Liberation Serif" fo:font-style="normal" officeooo:rsid="01c08e4e" style:font-style-asian="normal" style:font-style-complex="normal"/>
    </style:style>
    <style:style style:name="T234" style:family="text">
      <style:text-properties style:font-name="Liberation Serif"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officeooo:rsid="01a1efcc"/>
    </style:style>
    <style:style style:name="T243" style:family="text">
      <style:text-properties fo:font-style="italic" style:font-style-asian="italic" style:font-style-complex="italic"/>
    </style:style>
    <style:style style:name="T244" style:family="text">
      <style:text-properties officeooo:rsid="01baf7d1"/>
    </style:style>
    <style:style style:name="T245" style:family="text">
      <style:text-properties officeooo:rsid="01abd12a"/>
    </style:style>
    <style:style style:name="T246" style:family="text">
      <style:text-properties officeooo:rsid="019fdaeb"/>
    </style:style>
    <style:style style:name="T247" style:family="text">
      <style:text-properties officeooo:rsid="01a372bb"/>
    </style:style>
    <style:style style:name="T248" style:family="text">
      <style:text-properties style:font-name="Bukyvede" style:text-underline-style="solid" style:text-underline-width="auto" style:text-underline-color="font-color"/>
    </style:style>
    <style:style style:name="T249" style:family="text">
      <style:text-properties style:font-name="Bukyvede"/>
    </style:style>
    <style:style style:name="T250" style:family="text">
      <style:text-properties officeooo:rsid="019e723d"/>
    </style:style>
    <style:style style:name="T251" style:family="text">
      <style:text-properties fo:font-style="italic" officeooo:rsid="019e723d" style:font-style-asian="italic" style:font-style-complex="italic"/>
    </style:style>
    <style:style style:name="T252" style:family="text">
      <style:text-properties officeooo:rsid="01b9000a"/>
    </style:style>
    <style:style style:name="T253" style:family="text">
      <style:text-properties fo:font-style="italic" officeooo:rsid="01b9000a" style:font-style-asian="italic" style:font-style-complex="italic"/>
    </style:style>
    <style:style style:name="T254" style:family="text">
      <style:text-properties officeooo:rsid="01a02dd4"/>
    </style:style>
    <style:style style:name="T255" style:family="text">
      <style:text-properties officeooo:rsid="01a0581b"/>
    </style:style>
    <style:style style:name="T256" style:family="text">
      <style:text-properties officeooo:rsid="01a478ab"/>
    </style:style>
    <style:style style:name="T257" style:family="text">
      <style:text-properties officeooo:rsid="01a5c70f"/>
    </style:style>
    <style:style style:name="T258" style:family="text">
      <style:text-properties style:font-name="Liberation Serif" officeooo:rsid="009c688a"/>
    </style:style>
    <style:style style:name="T259" style:family="text">
      <style:text-properties style:font-name="Liberation Serif"/>
    </style:style>
    <style:style style:name="T260" style:family="text">
      <style:text-properties fo:font-family="Calibri" style:font-family-generic="swiss" style:font-pitch="variable" fo:font-size="10.5pt" style:font-size-asian="10.5pt" style:font-size-complex="10.5pt"/>
    </style:style>
    <style:style style:name="T261" style:family="text">
      <style:text-properties style:font-name="Liberation Serif" officeooo:rsid="0187cee0"/>
    </style:style>
    <style:style style:name="T262" style:family="text">
      <style:text-properties style:font-name="Liberation Serif" officeooo:rsid="0135bc07"/>
    </style:style>
    <style:style style:name="T263" style:family="text">
      <style:text-properties style:font-name="Liberation Serif" officeooo:rsid="01771427"/>
    </style:style>
    <style:style style:name="T264" style:family="text">
      <style:text-properties style:font-name="Liberation Serif" officeooo:rsid="0160260f"/>
    </style:style>
    <style:style style:name="T265" style:family="text">
      <style:text-properties style:font-name="Liberation Serif" officeooo:rsid="0188676a"/>
    </style:style>
    <style:style style:name="T266" style:family="text">
      <style:text-properties fo:color="#bf0041" loext:opacity="100%" style:font-name="Liberation Serif" officeooo:rsid="0189bfea"/>
    </style:style>
    <style:style style:name="T267" style:family="text">
      <style:text-properties officeooo:rsid="016f96c4"/>
    </style:style>
    <style:style style:name="T268" style:family="text">
      <style:text-properties officeooo:rsid="016dee3f"/>
    </style:style>
    <style:style style:name="T269" style:family="text">
      <style:text-properties style:text-position="super 58%" officeooo:rsid="016dee3f"/>
    </style:style>
    <style:style style:name="T270" style:family="text">
      <style:text-properties style:text-position="0% 100%" officeooo:rsid="016dee3f"/>
    </style:style>
    <style:style style:name="T271" style:family="text">
      <style:text-properties fo:font-style="normal" style:font-style-asian="normal" style:font-style-complex="normal"/>
    </style:style>
    <style:style style:name="T272" style:family="text">
      <style:text-properties fo:font-style="normal" officeooo:rsid="016dee3f" style:font-style-asian="normal" style:font-style-complex="normal"/>
    </style:style>
    <style:style style:name="T273" style:family="text">
      <style:text-properties fo:font-style="normal" officeooo:rsid="01771427" style:font-style-asian="normal" style:font-style-complex="normal"/>
    </style:style>
    <style:style style:name="T274" style:family="text">
      <style:text-properties fo:font-style="normal" officeooo:rsid="01b1fce2" style:font-style-asian="normal" style:font-style-complex="normal"/>
    </style:style>
    <style:style style:name="T275" style:family="text">
      <style:text-properties fo:font-style="italic" officeooo:rsid="016dee3f" style:font-style-asian="italic" style:font-style-complex="italic"/>
    </style:style>
    <style:style style:name="T276" style:family="text">
      <style:text-properties fo:font-style="normal" officeooo:rsid="01b3208c" style:font-style-asian="normal" style:font-style-complex="normal"/>
    </style:style>
    <style:style style:name="T277" style:family="text">
      <style:text-properties fo:font-style="normal" officeooo:rsid="018abf13" style:font-style-asian="normal" style:font-style-complex="normal"/>
    </style:style>
    <style:style style:name="T278" style:family="text">
      <style:text-properties fo:font-family="'Liberation Serif'" style:font-family-generic="roman" fo:font-style="italic" officeooo:rsid="016dee3f" style:font-style-asian="italic" style:font-style-complex="italic"/>
    </style:style>
    <style:style style:name="T279" style:family="text">
      <style:text-properties fo:font-style="normal" officeooo:rsid="016e77ec" style:font-style-asian="normal" style:font-style-complex="normal"/>
    </style:style>
    <style:style style:name="T280" style:family="text">
      <style:text-properties fo:font-style="normal" officeooo:rsid="018b928d" style:font-style-asian="normal" style:font-style-complex="normal"/>
    </style:style>
    <style:style style:name="T281" style:family="text">
      <style:text-properties fo:font-style="italic" officeooo:rsid="016e77ec" style:font-style-asian="italic" style:font-style-complex="italic"/>
    </style:style>
    <style:style style:name="T282" style:family="text">
      <style:text-properties fo:font-family="'Liberation Serif'" style:font-family-generic="roman" fo:font-style="italic" officeooo:rsid="016e77ec" style:font-style-asian="italic" style:font-style-complex="italic"/>
    </style:style>
    <style:style style:name="T283" style:family="text">
      <style:text-properties fo:font-family="'Liberation Serif'" style:font-family-generic="roman" fo:font-style="normal" officeooo:rsid="016e77ec" style:font-style-asian="normal" style:font-style-complex="normal"/>
    </style:style>
    <style:style style:name="T284" style:family="text">
      <style:text-properties fo:font-family="'Liberation Serif'" style:font-family-generic="roman" fo:font-style="normal" officeooo:rsid="01b412d8" style:font-style-asian="normal" style:font-style-complex="normal"/>
    </style:style>
    <style:style style:name="T285" style:family="text">
      <style:text-properties fo:font-family="'Liberation Serif'" style:font-family-generic="roman" fo:font-style="normal" officeooo:rsid="01732ed8" style:font-style-asian="normal" style:font-style-complex="normal"/>
    </style:style>
    <style:style style:name="T286" style:family="text">
      <style:text-properties fo:font-style="normal" officeooo:rsid="018d7f76" style:font-style-asian="normal" style:font-style-complex="normal"/>
    </style:style>
    <style:style style:name="T287" style:family="text">
      <style:text-properties fo:color="#000000" loext:opacity="100%" style:font-name="Liberation Serif" fo:font-style="normal" officeooo:rsid="01771427" style:font-style-asian="normal" style:font-style-complex="normal"/>
    </style:style>
    <style:style style:name="T288" style:family="text">
      <style:text-properties fo:color="#000000" loext:opacity="100%" style:font-name="Liberation Serif" fo:font-style="normal" officeooo:rsid="016e77ec" style:font-style-asian="normal" style:font-style-complex="normal"/>
    </style:style>
    <style:style style:name="T289" style:family="text">
      <style:text-properties fo:color="#000000" loext:opacity="100%" style:font-name="Liberation Serif" fo:font-style="normal" officeooo:rsid="016f96c4" style:font-style-asian="normal" style:font-style-complex="normal"/>
    </style:style>
    <style:style style:name="T290" style:family="text">
      <style:text-properties fo:color="#000000" loext:opacity="100%" style:font-name="Bukyvede" fo:font-style="normal" officeooo:rsid="016e77ec" style:font-style-asian="normal" style:font-style-complex="normal"/>
    </style:style>
    <style:style style:name="T291" style:family="text">
      <style:text-properties fo:color="#000000" loext:opacity="100%" style:font-name="Liberation Serif" fo:font-style="normal" officeooo:rsid="0170e69f" style:font-style-asian="normal" style:font-style-complex="normal"/>
    </style:style>
    <style:style style:name="T292" style:family="text">
      <style:text-properties fo:color="#000000" loext:opacity="100%" style:font-name="Bukyvede" fo:font-style="normal" officeooo:rsid="0170e69f" style:font-style-asian="normal" style:font-style-complex="normal"/>
    </style:style>
    <style:style style:name="T29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4" style:family="text">
      <style:text-properties fo:color="#000000" loext:opacity="100%" style:font-name="Liberation Serif" fo:font-style="normal" officeooo:rsid="0171be65" style:font-style-asian="normal" style:font-style-complex="normal"/>
    </style:style>
    <style:style style:name="T295" style:family="text">
      <style:text-properties fo:color="#000000" loext:opacity="100%" style:font-name="Liberation Serif" fo:font-style="normal" officeooo:rsid="01754fc8" style:font-style-asian="normal" style:font-style-complex="normal"/>
    </style:style>
    <style:style style:name="T296" style:family="text">
      <style:text-properties fo:color="#000000" loext:opacity="100%" style:font-name="Bukyvede" fo:font-style="normal" style:text-underline-style="none" officeooo:rsid="01771427" style:font-style-asian="normal" style:font-style-complex="normal"/>
    </style:style>
    <style:style style:name="T297" style:family="text">
      <style:text-properties fo:color="#000000" loext:opacity="100%" style:font-name="Bukyvede" fo:font-style="normal" officeooo:rsid="01771427" style:font-style-asian="normal" style:font-style-complex="normal"/>
    </style:style>
    <style:style style:name="T29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299" style:family="text">
      <style:text-properties fo:color="#bf0041" loext:opacity="100%" style:font-name="Liberation Serif" fo:font-style="normal" officeooo:rsid="01d98b71" style:font-style-asian="normal" style:font-style-complex="normal"/>
    </style:style>
    <style:style style:name="T300" style:family="text">
      <style:text-properties fo:color="#000000" loext:opacity="100%" style:font-name="Liberation Serif" fo:font-style="normal" officeooo:rsid="0179ae22" style:font-style-asian="normal" style:font-style-complex="normal"/>
    </style:style>
    <style:style style:name="T301" style:family="text">
      <style:text-properties officeooo:rsid="017f734c"/>
    </style:style>
    <style:style style:name="T302" style:family="text">
      <style:text-properties officeooo:rsid="017e47da"/>
    </style:style>
    <style:style style:name="T303" style:family="text">
      <style:text-properties officeooo:rsid="019125e7"/>
    </style:style>
    <style:style style:name="T304" style:family="text">
      <style:text-properties officeooo:rsid="0180616b"/>
    </style:style>
    <style:style style:name="T305" style:family="text">
      <style:text-properties officeooo:rsid="01930b95"/>
    </style:style>
    <style:style style:name="T306" style:family="text">
      <style:text-properties style:font-name="Bookerly" fo:font-size="10pt" officeooo:rsid="00b0d7b5" style:font-size-asian="10pt" style:font-size-complex="10pt"/>
    </style:style>
    <style:style style:name="T307" style:family="text">
      <style:text-properties style:font-name="Bookerly" fo:font-size="10pt" officeooo:rsid="017f734c" style:font-size-asian="10pt" style:font-size-complex="10pt"/>
    </style:style>
    <style:style style:name="T308" style:family="text">
      <style:text-properties style:font-name="Liberation Serif" fo:font-size="10pt" officeooo:rsid="017f734c" style:font-size-asian="10pt" style:font-size-complex="10pt"/>
    </style:style>
    <style:style style:name="T309" style:family="text">
      <style:text-properties officeooo:rsid="016aaeb7"/>
    </style:style>
    <style:style style:name="T310" style:family="text">
      <style:text-properties officeooo:rsid="01b5ab1a"/>
    </style:style>
    <style:style style:name="T311" style:family="text">
      <style:text-properties officeooo:rsid="01d75a51"/>
    </style:style>
    <style:style style:name="T312" style:family="text">
      <style:text-properties officeooo:rsid="01ceccad"/>
    </style:style>
    <style:style style:name="T313" style:family="text">
      <style:text-properties officeooo:rsid="01cf3e5d"/>
    </style:style>
    <style:style style:name="T314" style:family="text">
      <style:text-properties officeooo:rsid="01d00e16"/>
    </style:style>
    <style:style style:name="T315" style:family="text">
      <style:text-properties officeooo:rsid="01d7d76f"/>
    </style:style>
    <style:style style:name="T316" style:family="text">
      <style:text-properties officeooo:rsid="0166e9d2"/>
    </style:style>
    <style:style style:name="T317" style:family="text">
      <style:text-properties officeooo:rsid="01686b7f"/>
    </style:style>
    <style:style style:name="T318" style:family="text">
      <style:text-properties officeooo:rsid="0169fc79"/>
    </style:style>
    <style:style style:name="T319" style:family="text">
      <style:text-properties officeooo:rsid="01bc1940"/>
    </style:style>
    <style:style style:name="T320" style:family="text">
      <style:text-properties officeooo:rsid="01bca9e1"/>
    </style:style>
    <style:style style:name="T321" style:family="text">
      <style:text-properties style:text-underline-style="none" fo:font-weight="normal" officeooo:rsid="0052d06c" style:font-weight-asian="normal" style:font-weight-complex="normal"/>
    </style:style>
    <style:style style:name="T322" style:family="text">
      <style:text-properties style:text-underline-style="none" fo:font-weight="normal" officeooo:rsid="005f2654" style:font-weight-asian="normal" style:font-weight-complex="normal"/>
    </style:style>
    <style:style style:name="T323" style:family="text">
      <style:text-properties style:text-underline-style="none" fo:font-weight="normal" officeooo:rsid="011eef0d" style:font-weight-asian="normal" style:font-weight-complex="normal"/>
    </style:style>
    <style:style style:name="T324" style:family="text">
      <style:text-properties style:text-underline-style="none" fo:font-weight="normal" officeooo:rsid="005328dd" style:font-weight-asian="normal" style:font-weight-complex="normal"/>
    </style:style>
    <style:style style:name="T325" style:family="text">
      <style:text-properties fo:font-family="'Liberation Serif'" style:font-family-generic="roman" style:text-underline-style="none" fo:font-weight="normal" officeooo:rsid="005f2654" style:font-weight-asian="normal" style:font-weight-complex="normal"/>
    </style:style>
    <style:style style:name="T326" style:family="text">
      <style:text-properties style:text-underline-style="none" fo:font-weight="normal" officeooo:rsid="014ec294" style:font-weight-asian="normal" style:font-weight-complex="normal"/>
    </style:style>
    <style:style style:name="T327"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328"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29"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330"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331"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332"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333"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334"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335"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336"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337"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338"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339"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340"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341"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342"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343" style:family="text">
      <style:text-properties fo:font-variant="normal" fo:text-transform="none" style:font-name="Liberation Serif" fo:font-size="12pt" fo:letter-spacing="normal" fo:font-style="normal" style:text-underline-style="none" fo:font-weight="normal" officeooo:rsid="01c69234" style:font-size-asian="12pt" style:font-weight-asian="normal" style:font-size-complex="12pt" style:font-weight-complex="normal"/>
    </style:style>
    <style:style style:name="T344"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345"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346" style:family="text">
      <style:text-properties fo:font-variant="normal" fo:text-transform="none" style:font-name="Liberation Serif" fo:font-size="12pt" fo:letter-spacing="normal" fo:font-style="normal" style:text-underline-style="none" fo:font-weight="normal" officeooo:rsid="01c861e0" style:font-size-asian="12pt" style:font-weight-asian="normal" style:font-size-complex="12pt" style:font-weight-complex="normal"/>
    </style:style>
    <style:style style:name="T347"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348"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349"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350"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351"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352"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353"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354"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355" style:family="text">
      <style:text-properties style:text-underline-style="none" fo:font-weight="normal" officeooo:rsid="005bdfb9" style:font-weight-asian="normal" style:font-weight-complex="normal"/>
    </style:style>
    <style:style style:name="T356" style:family="text">
      <style:text-properties fo:color="#ff4000" loext:opacity="100%" fo:font-weight="normal" officeooo:rsid="006fbec8" style:font-weight-asian="normal" style:font-weight-complex="normal"/>
    </style:style>
    <style:style style:name="T357" style:family="text">
      <style:text-properties fo:color="#ff4000" loext:opacity="100%" fo:font-weight="normal" officeooo:rsid="00740f8f" style:font-weight-asian="normal" style:font-weight-complex="normal"/>
    </style:style>
    <style:style style:name="T358" style:family="text">
      <style:text-properties fo:color="#ff4000" loext:opacity="100%" fo:font-weight="normal" officeooo:rsid="00707f76" style:font-weight-asian="normal" style:font-weight-complex="normal"/>
    </style:style>
    <style:style style:name="T359" style:family="text">
      <style:text-properties fo:color="#ff4000" loext:opacity="100%" style:font-name="Bukyvede" fo:font-weight="normal" officeooo:rsid="006fbec8" style:font-weight-asian="normal" style:font-weight-complex="normal"/>
    </style:style>
    <style:style style:name="T360" style:family="text">
      <style:text-properties fo:color="#ff4000" loext:opacity="100%" style:font-name="Liberation Serif" fo:font-weight="normal" officeooo:rsid="00722373" style:font-weight-asian="normal" style:font-weight-complex="normal"/>
    </style:style>
    <style:style style:name="T361" style:family="text">
      <style:text-properties fo:color="#ff4000" loext:opacity="100%" style:font-name="Liberation Serif" fo:font-weight="normal" officeooo:rsid="00740f8f" style:font-weight-asian="normal" style:font-weight-complex="normal"/>
    </style:style>
    <style:style style:name="T362" style:family="text">
      <style:text-properties fo:color="#ff4000" loext:opacity="100%" fo:font-weight="normal" officeooo:rsid="0071da0f" style:font-weight-asian="normal" style:font-weight-complex="normal"/>
    </style:style>
    <style:style style:name="T363" style:family="text">
      <style:text-properties fo:color="#ff4000" loext:opacity="100%" style:font-name="Bukyvede" fo:font-weight="normal" officeooo:rsid="0071da0f" style:font-weight-asian="normal" style:font-weight-complex="normal"/>
    </style:style>
    <style:style style:name="T364" style:family="text">
      <style:text-properties fo:color="#ff4000" loext:opacity="100%" fo:font-weight="normal" officeooo:rsid="00722373" style:font-weight-asian="normal" style:font-weight-complex="normal"/>
    </style:style>
    <style:style style:name="T365" style:family="text">
      <style:text-properties fo:color="#ff4000" loext:opacity="100%" fo:font-weight="normal" officeooo:rsid="00ab5804" style:font-weight-asian="normal" style:font-weight-complex="normal"/>
    </style:style>
    <style:style style:name="T366" style:family="text">
      <style:text-properties fo:color="#ff4000" loext:opacity="100%" fo:font-weight="normal" officeooo:rsid="00ac34a7" style:font-weight-asian="normal" style:font-weight-complex="normal"/>
    </style:style>
    <style:style style:name="T367" style:family="text">
      <style:text-properties fo:color="#ff4000" loext:opacity="100%" style:font-name="Bukyvede" fo:font-weight="normal" officeooo:rsid="00ac34a7" style:font-weight-asian="normal" style:font-weight-complex="normal"/>
    </style:style>
    <style:style style:name="T368" style:family="text">
      <style:text-properties style:font-name="Liberation Serif" officeooo:rsid="009f616e"/>
    </style:style>
    <style:style style:name="T369" style:family="text">
      <style:text-properties style:font-name="Liberation Serif" officeooo:rsid="00a0a933"/>
    </style:style>
    <style:style style:name="T370" style:family="text">
      <style:text-properties style:font-name="Bukyvede" officeooo:rsid="00a0a933"/>
    </style:style>
    <style:style style:name="T371" style:family="text">
      <style:text-properties fo:font-family="Bukyvede" officeooo:rsid="00a0a933"/>
    </style:style>
    <style:style style:name="T372" style:family="text">
      <style:text-properties style:font-name="Liberation Serif" officeooo:rsid="00a15e37"/>
    </style:style>
    <style:style style:name="T373" style:family="text">
      <style:text-properties officeooo:rsid="005e0b04"/>
    </style:style>
    <style:style style:name="T374" style:family="text">
      <style:text-properties officeooo:rsid="00565221"/>
    </style:style>
    <style:style style:name="T375"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span text:style-name="T70"> </text:span></text:p>
      <text:p text:style-name="P15"><text:span text:style-name="T71">My contention is that before about 1100 not enough of these structural changes are in evidence in any Slavic text, and thus they can be relatively straightforwardly indexed using a well-chosen LCS system. </text:span>Before giving example<text:span text:style-name="T71">s</text:span> of structural change<text:span text:style-name="T72">s</text:span><text:span text:style-name="T71"> that are problematic for such an indexing-system</text:span>, it's necessary to <text:span text:style-name="T71">first </text:span>lay out my LCS system in full<text:span text:style-name="T71">:</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ⰵ</text:span><text:span text:style-name="T141">ⰼⱓ</text:span><text:span text:style-name="T140">ⱂⱅⰰ</text:span><text:span text:style-name="T121"> vs </text:span><text:span text:style-name="T140">ⰵ</text:span><text:span text:style-name="T141">ⰳⰹ</text:span><text:span text:style-name="T140">ⱂⱅⰰ</text:span><text:span text:style-name="T121"> vs </text:span><text:span text:style-name="T140">ⰵ</text:span><text:span text:style-name="T141">ⰳⱛ</text:span><text:span text:style-name="T140">ⱂⱅⱏ</text:span><text:span text:style-name="T121"> vs </text:span><text:span text:style-name="T142">е</text:span><text:span text:style-name="T143">гоу</text:span><text:span text:style-name="T142">птъ</text:span><text:span text:style-name="T121"> vs</text:span><text:span text:style-name="T144"> </text:span><text:span text:style-name="T145">ⰵ</text:span><text:span text:style-name="T146">̅</text:span><text:span text:style-name="T147">ⰼ</text:span><text:span text:style-name="T148">ⱛ</text:span><text:span text:style-name="T149">ⱂⱅ</text:span><text:span text:style-name="T150">̅</text:span><text:span text:style-name="T149">ⰰ</text:span><text:span text:style-name="T151"><text:note text:id="ftn4" text:note-class="footnote"><text:note-citation>4</text:note-citation><text:note-body><text:p text:style-name="P48">Forms are given as they appear in the manuscripts; <text:span text:style-name="T152">modern fonts 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4">, etc.</text:span><text:span text:style-name="T136">. One might also ask whether a separate &lt;</text:span><text:span text:style-name="T155">ⰼ</text:span><text:span text:style-name="T156">&gt;</text:span><text:span text:style-name="T157"> letter for /</text:span><text:span text:style-name="T151">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2">the attested texts (and the inevitable </text:span><text:span text:style-name="T178">accentual </text:span><text:span text:style-name="T72">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which are reflected in respectively the post- and pre-revolutionary spellings of the Russian nom./acc. pl. long-adjective endings -</text:span><text:span text:style-name="T207">ые</text:span><text:span text:style-name="T206"> &lt; *yj</text:span><text:span text:style-name="T205">ě</text:span><text:span text:style-name="T206"> &lt; *yj</text:span><text:span text:style-name="T182">ę̌</text:span><text:span text:style-name="T205"> </text:span><text:span text:style-name="T206"><text:s/>vs -</text:span><text:span text:style-name="T207">ыя</text:span><text:span text:style-name="T206"> &lt; *yja &lt; *yj</text:span><text:span text:style-name="T205">ę</text:span><text:span text:style-name="T206"> &lt; *yj</text:span><text:span text:style-name="T182">ę̌</text:span><text:span text:style-name="T208">.</text:span><text:span text:style-name="T209"> </text:span><text:span text:style-name="T205">(Kortlandt 1979).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Ǣ </text:span>persisted in ESl. until after the Fall of the Jers, and that the so-called e &gt; o shift before hard-consonants / back-vowelled syllables is actually just the resolution of this archiphoneme as /o/ (where palatalisation of the preceding consonant remained, <text:span text:style-name="T242">e.g. </text:span>Ukr. <text:span text:style-name="T243">бджола</text:span> &lt;*pъčÆla, or was newly phonemicised, <text:span text:style-name="T242">e.g. </text:span>Ru. <text:span text:style-name="T243">вёсла</text:span> &lt;*v'Æsla &lt;*vesla), and that there was never a stage whe<text:span text:style-name="T244">n</text:span> these words had /e/ (based among other things on &lt;о&gt; spellings regardless of stress after palatal-letters in very early texts, and even after the letters for secondarily-soft LCS plain consonants in the Birchbark <text:span text:style-name="T245">documents</text:span> (Le Feuvre 1993, Nakonečnyj 1962), but there isn't space to elaborate on the issue here (see Winslow 2022: 304 fn.16). <text:span text:style-name="T246">U</text:span>nlike <text:span text:style-name="T246">the situation with long</text:span> *<text:span text:style-name="T246">Ǣ</text:span>,<text:span text:style-name="T246"> </text:span>OCS shows no sign of anything but an /e/ reflex<text:span text:style-name="T246"> of short *Æ</text:span> (and indeed the fact that the East Slavs inherited their writing system ultimately from <text:span text:style-name="T242">the Urkirchenslavisch system</text:span> designed for such a dialect, rather than one which had a clear way of writing &lt;soft consonant&gt; + &lt;o&gt;, is likely the reason that /o/ reflexes are <text:span text:style-name="T247">so </text:span>rarely detectable in the early texts, since &lt;e&gt; had to be used for both /e/ and /’o/, cf. the spelling <text:span text:style-name="T248">є̑</text:span><text:span text:style-name="T249">вшанъ</text:span> of the Kipchak word /jovşan/ ‘wormwood’ in the Hypatian Codex, whose modern cognates <text:span text:style-name="T250">(</text:span>Turkmen <text:span text:style-name="T243">ýow</text:span><text:span text:style-name="T251">ş</text:span><text:span text:style-name="T243">an</text:span><text:span text:style-name="T250"> /jowşan/</text:span>, Kazakh <text:span text:style-name="T243">жусан</text:span> /žuwsan/<text:span text:style-name="T252">, Azeri </text:span><text:span text:style-name="T253">yov</text:span><text:span text:style-name="T251">ş</text:span><text:span text:style-name="T253">an</text:span><text:span text:style-name="T250">)</text:span> unambiguously point to a Kipchak <text:span text:style-name="T254">/o</text:span><text:span text:style-name="T255">/</text:span>), and the history of the East Slavic /o/ reflexes remains the subject of much disagreement, so it's simpler for everyone <text:span text:style-name="T256">if I</text:span> continue the traditional practice of writing LCS *e<text:span text:style-name="T257"> after palatals</text:span>, even if that strictly speaking is inconsistent with my use of *<text:span text:style-name="T246">Ǣ</text:span>.</text:p></text:note-body></text:note></text:span><text:span text:style-name="T237"> </text:span></text:p>
      <text:p text:style-name="P59"/>
      <text:p text:style-name="P60"><text:span text:style-name="T258">T</text:span><text:span text:style-name="T259">he syllabic liquids /</text:span><text:span text:style-name="T260">ŕ̥ ĺ̥ r̥ l̥</text:span><text:span text:style-name="T259">/ </text:span><text:span text:style-name="T258">are included </text:span><text:span text:style-name="T259">as unitary vocalic phonemes,</text:span><text:span text:style-name="T261"> following Schenker (1995: 94),</text:span><text:span text:style-name="T259"> rather than as combinations of /ь ъ/ + /ŕ ĺ r</text:span><text:span text:style-name="T258"> </text:span><text:span text:style-name="T259">l/, because these groups descend from PIE syllabic liquids and many descendant </text:span><text:span text:style-name="T261">South </text:span><text:span text:style-name="T259">Slavic dialects which retain syllabic liquids in this position</text:span><text:span text:style-name="T262"> (</text:span><text:span text:style-name="T261">including </text:span><text:span text:style-name="T263">most of</text:span><text:span text:style-name="T262"> those underlying canonical OCS)</text:span><text:span text:style-name="T259"> do not show any evidence of an intervening oral-vowel + liquid stage (such a view is shared by Bethin 199</text:span><text:span text:style-name="T264">8</text:span><text:span text:style-name="T259">: 71-72; cf. also Bulgarian dialectal evidence in Stojkov 1954: 130-131, where hard consonants precede reflexes of the LCS /ĺ ŕ/ even in </text:span><text:soft-page-break/><text:span text:style-name="T259">dialects with secondarily-palatalised consonants before fallen weak LCS /ь/)</text:span><text:span text:style-name="T265"> </text:span><text:span text:style-name="T266">this reference to Stojkov is lifted straight from my 2022 article, and I didn't provide any examples in that either, even though I must've had the physical book in front of me when I first wrote it, and the reason probably is that it would be too annoying to explain and convert whatever arcane Cyrillic-based notation is used there for rendering dialect forms</text:span></text:p>
      <text:p text:style-name="P61">The need for both front and back *ŕ̥ *r̥ is unambiguously shown by the East Slavic reflexes /er/ and /or/ (<text:span text:style-name="T267">Ru. </text:span><text:span text:style-name="T243">смерть</text:span>, <text:span text:style-name="T243">морковь</text:span>), but *ĺ̥ vs *l̥ is more complicated: PIE<text:span text:style-name="T268"> *pl̥nos,</text:span> *<text:span text:style-name="T268">wl̥k</text:span><text:span text:style-name="T269">w</text:span><text:span text:style-name="T270">os &gt;</text:span> Lithuanian<text:span text:style-name="T243"> pilnas</text:span><text:span text:style-name="T271"> 'full',</text:span><text:span text:style-name="T243"> wilkas</text:span><text:span text:style-name="T271"> 'wolf'</text:span><text:span text:style-name="T243"> </text:span><text:span text:style-name="T271">(LCS *pĺ̥nъ</text:span><text:span text:style-name="T272">, *vĺ̥kъ</text:span><text:span text:style-name="T271">) vs</text:span><text:span text:style-name="T273"> Lith.</text:span><text:span text:style-name="T243"> stulpas</text:span><text:span text:style-name="T271"> (LCS *stl̥pъ 'pillar') suggests that Balto-Slavic had differentiated front/back variants of the PIE syllabic </text:span><text:span text:style-name="T274">*l̥</text:span><text:span text:style-name="T272"> (Bethin 1998: 69)</text:span><text:span text:style-name="T275">, </text:span><text:span text:style-name="T272">but the ancestor to East Slavic backed all vowels preceding tautosyllabic /l/ (Ru. молоко &lt; Proto-ESl. *molko <text:s/>&lt; LCS *melko &gt; OCS млѣко), and thus only has /</text:span><text:span text:style-name="T276">ol</text:span><text:span text:style-name="T272">/ reflexes here: Ru. </text:span><text:span text:style-name="T275">волк</text:span><text:span text:style-name="T272">, </text:span><text:span text:style-name="T275">столб</text:span><text:span text:style-name="T277">,</text:span><text:span text:style-name="T272"> </text:span><text:span text:style-name="T275">полный</text:span><text:span text:style-name="T272">. It's true that Polish has </text:span><text:span text:style-name="T275">wilk </text:span><text:span text:style-name="T272">and </text:span><text:span text:style-name="T275">milcze</text:span><text:span text:style-name="T278">ć</text:span><text:span text:style-name="T272"> (&lt;*mĺ̥čǢti), but the Polish reflexes are complicated and likely have more to do with the surrounding consonants: </text:span><text:span text:style-name="T271">*pĺ̥nъ</text:span><text:span text:style-name="T272"> </text:span><text:span text:style-name="T279">by contrast </text:span><text:span text:style-name="T272">gives </text:span><text:span text:style-name="T275">pe</text:span><text:span text:style-name="T278">ł</text:span><text:span text:style-name="T275">ny </text:span><text:span text:style-name="T272">with hardened /l/ and the Polish non-palatalising</text:span><text:span text:style-name="T280">-</text:span><text:span text:style-name="T272">/e/ reflex of *ъ</text:span><text:span text:style-name="T279">, and the differing reflexes in</text:span><text:span text:style-name="T281"> wierzch</text:span><text:span text:style-name="T279"> &lt;*vŕ̥xъ, <text:s/></text:span><text:span text:style-name="T282">ś</text:span><text:span text:style-name="T281">mier</text:span><text:span text:style-name="T278">ć</text:span><text:span text:style-name="T283"> &lt;*sъmŕ̥tь and </text:span><text:span text:style-name="T282">martwy</text:span><text:span text:style-name="T283"> &lt;*mŕ̥tvъ</text:span><text:span text:style-name="T284">jь</text:span><text:span text:style-name="T283"> rule out any explanation based on </text:span><text:span text:style-name="T285">the </text:span><text:span text:style-name="T283">nature of the LCS syllabic-liquid alone </text:span><text:span text:style-name="T279">(for </text:span><text:span text:style-name="T286">more </text:span><text:span text:style-name="T279">discussion see Bethin op. cit.: 73-75). </text:span></text:p>
      <text:p text:style-name="P62"><text:span text:style-name="T287">While m</text:span><text:span text:style-name="T288">ost OCS shows no sign at all of a front-back distinction</text:span><text:span text:style-name="T289"> in the syllabic-liquids</text:span><text:span text:style-name="T287"> and writes</text:span><text:span text:style-name="T288"> the reflexes of these groups </text:span><text:span text:style-name="T289">overwhelmingly</text:span><text:span text:style-name="T287"> with</text:span><text:span text:style-name="T288"> &lt;</text:span><text:span text:style-name="T290">ръ</text:span><text:span text:style-name="T288">&gt;</text:span><text:span text:style-name="T287"> and</text:span><text:span text:style-name="T288"> &lt;</text:span><text:span text:style-name="T290">лъ</text:span><text:span text:style-name="T288">&gt;,</text:span><text:span text:style-name="T289"> the Kiev Folia, which is the only OCS text that reflects a pre-Jer Shift stage and is very nearly flawless in its etymologically correct rendering of the jers, </text:span><text:span text:style-name="T291">also </text:span><text:span text:style-name="T289">spells *ŕ̥ *r̥ and *ĺ̥ <text:s/></text:span><text:span text:style-name="T291">as one would expect: </text:span><text:span text:style-name="T292">ⱄⰽⰲ</text:span><text:span text:style-name="T293">ⱃⱐ</text:span><text:span text:style-name="T292">ⱀ‑</text:span><text:span text:style-name="T291"> </text:span><text:span text:style-name="T292">ⱅⰲ</text:span><text:span text:style-name="T293">ⱃⱐ</text:span><text:span text:style-name="T292">ⰴ‑ ⱄ</text:span><text:span text:style-name="T293">ⱃⱐ</text:span><text:span text:style-name="T292">ⰴⱐⱌ‑ ⰴ</text:span><text:span text:style-name="T293">ⱃⱐ</text:span><text:span text:style-name="T292">ⰶ‑ </text:span><text:span text:style-name="T291">&lt;*ŕ̥, </text:span><text:span text:style-name="T292">ⱄⰽ</text:span><text:span text:style-name="T293">ⱃⱏ</text:span><text:span text:style-name="T292">ⰱⱐⱀⰹ</text:span><text:span text:style-name="T291"> &lt;*r̥, and </text:span><text:span text:style-name="T292">ⱀⰰⱂ</text:span><text:span text:style-name="T293">ⰾⱐ</text:span><text:span text:style-name="T292">ⱀⰵⱀⰺ</text:span><text:span text:style-name="T291"> &lt;*ĺ̥ </text:span><text:span text:style-name="T294">(Winslow 2022: 313)</text:span><text:span text:style-name="T295">,</text:span><text:span text:style-name="T294"> </text:span><text:span text:style-name="T291">and even Zographensis spells all 5 occurences of *vĺ̥k‑ 'wolf' with </text:span><text:span text:style-name="T292">ⰲ</text:span><text:span text:style-name="T293">ⰾⱐ</text:span><text:span text:style-name="T296">ⰽ</text:span><text:span text:style-name="T291">‑/</text:span><text:span text:style-name="T292">ⰲ</text:span><text:span text:style-name="T293">ⰾⱐ</text:span><text:span text:style-name="T292">ⱌ</text:span><text:span text:style-name="T291">‑ and all 15 instances of its *‑mĺ̥č‑ root with ‑</text:span><text:span text:style-name="T292">ⰿ</text:span><text:span text:style-name="T293">ⰾⱐ</text:span><text:span text:style-name="T292">ⱍ</text:span><text:span text:style-name="T291">‑</text:span><text:span text:style-name="T287"> (e.g. </text:span><text:span text:style-name="T297">ⱆⰿ</text:span><text:span text:style-name="T298">ⰾⱐ</text:span><text:span text:style-name="T297">ⱍⰰⱎⱔ</text:span><text:span text:style-name="T287">)</text:span><text:span text:style-name="T299">.</text:span><text:span text:style-name="T294"> </text:span><text:span text:style-name="T287">Therefore, taken as a whole the Slavic evidence </text:span><text:span text:style-name="T300">pretty securely points to front and back variants of both syllabic liquids,</text:span><text:span text:style-name="T287"> and for searching purposes it's far preferable to denote them with separate symbols</text:span><text:span text:style-name="T287"><text:note text:id="ftn6" text:note-class="footnote"><text:note-citation>6</text:note-citation><text:note-body><text:p text:style-name="P63">In the database I will have to use the single Unicode characters <text:span text:style-name="T301">&lt;</text:span>ṛ ṝ ḷ ḹ<text:span text:style-name="T301">&gt;</text:span>, rather than what's shown in my table, since the latter cannot actually be rendered without <text:span text:style-name="T302">using the letters for /r ŕ l ĺ/ plus the 'combining ring below' U+0325 symbol, which means searches for the consonant</text:span><text:span text:style-name="T303">al</text:span><text:span text:style-name="T302"> liquids on their own will also return results containing syllabic liquids.</text:span><text:span text:style-name="T301"> The same </text:span><text:span text:style-name="T304">problem affect</text:span><text:span text:style-name="T305">s</text:span><text:span text:style-name="T301"> /</text:span><text:span text:style-name="T306">ę̌</text:span><text:span text:style-name="T307"> </text:span><text:span text:style-name="T188">y̨</text:span><text:span text:style-name="T308">/, which I will have to replace with &lt;ḝ ỹ&gt;. </text:span></text:p></text:note-body></text:note></text:span><text:span text:style-name="T287"> rather than as the sequences /ьr ъr ьl ъl/ (which there is zero evidence for anyway). </text:span></text:p>
      <text:p text:style-name="P64"/>
      <text:p text:style-name="P65">word-initial *jь‑, *ji‑, Ukr. ськати, Derksen etc.<text:span text:style-name="T309"> </text:span></text:p>
      <text:p text:style-name="P65"/>
      <text:p text:style-name="P66">treatment of clusters like jьs-šьdъ jьs-kě, which in OCS are simplified but kept separate by me, vs ot-xod, ob-xod, which I reconstruct as simplified to ox-, ox-<text:span text:style-name="T310">, issues of reformation with jer-containing prefixes like otъ- in many words </text:span></text:p>
      <text:p text:style-name="P65"/>
      <text:p text:style-name="P67">The dejotated reflexes of *dj and *tj, *kt+front-vowel are denoted using the modern Serbian Cyrillic letters for <text:span text:style-name="T311">the reflexes of </text:span>these groups, viz. /ћ/ and /ђ/, because <text:span text:style-name="T312">the alternatives used in the previous literature are all visually too close to</text:span><text:span text:style-name="T313"> symbols used </text:span><text:span text:style-name="T314">elsewhere in the system</text:span><text:span text:style-name="T315">, and for our purposes the phonetic value of the LCS sound is little importance</text:span></text:p>
      <text:p text:style-name="P67"><text:s/></text:p>
      <text:p text:style-name="P65"/>
      <text:p text:style-name="P68">dejotation of dj, tj, kt - the debate about the timing of the dejotation is irrelevant to me (see Kortlandt, Vermeer etc. if interested), but it's far more useful for searching if /j/ only refers to /j/ on its own, rather than also bringing in dj, tj, sj, nj etc, so writing the reflexes of these groups as unitary ђ ћ š ń etc. is the best solution. *stj and *zdj are differentiated from the PV1 reflexes of *sk and *zg by writing the former as *šћ and *žђ and the latter as *šč and *žǯ, even though they must've fallen together in the CS period because their modern reflexes do not differ from each other anywhere, because they often alternate with their respective un-palatalised counterparts morphologically and derivationally, e.g. <text:span text:style-name="T316">očistiti očišћenьje vs. jьskati jьščǫ, dъžђь vs jьzgъnati jьžǯenǫ &gt; .</text:span></text:p>
      <text:p text:style-name="P69"><text:soft-page-break/>Autoreconstructed forms are actually built out of a pre-dejotation stage, with dejotation applied as a post-processing step, because this greatly simplifies the inflectional morphology in places like the <text:span text:style-name="T317">1sg. pres and </text:span>past-active-participle of class IV (-iti) verbs<text:span text:style-name="T317">: we can just use the desinences *-jǫ and *-jь regardless of stem-consonant, and then apply dejotation later in a post-processing step that every word undergoes, rather than needing a whole set of consonant-mutation rules for these endings</text:span><text:span text:style-name="T318">. Therefore it would be possible to allow searching based on pre-dejotation forms, but </text:span><text:span text:style-name="T319">this offers no benefits except accessibility to scholars more used to pre-dejotation LCS (and such accessibility could be trivially added anyway by silently converting such consonant+/j/ combinations in search-queries to my unitary palatals</text:span><text:span text:style-name="T320"> before they are sent to the database</text:span><text:span text:style-name="T319">). </text:span></text:p>
      <text:p text:style-name="P70"/>
      <text:p text:style-name="P71"><text:span text:style-name="T321">An example of</text:span><text:span text:style-name="T322"> </text:span><text:span text:style-name="T321">morphological</text:span><text:span text:style-name="T322"> </text:span><text:span text:style-name="T321">change contingent upon structural phonological change, leading to manuscript forms which preclude </text:span><text:span text:style-name="T322">any</text:span><text:span text:style-name="T321"> </text:span><text:span text:style-name="T323">valid re</text:span><text:span text:style-name="T324">construction</text:span><text:span text:style-name="T321"> of </text:span><text:span text:style-name="T322">their</text:span><text:span text:style-name="T321"> direct LCS-stage ancestor</text:span><text:span text:style-name="T322">s</text:span><text:span text:style-name="T321">, </text:span><text:span text:style-name="T322">is the replacement of i‑stem endings with those of the corresponding jo- or j</text:span><text:span text:style-name="T325">ā-stems</text:span><text:span text:style-name="T322">, in nouns whose stems end on labials or the subset of LCS dental consonants which lack palatal counterparts, viz. /d t s z/. </text:span><text:span text:style-name="T323">Evidence </text:span><text:span text:style-name="T326">for</text:span><text:span text:style-name="T323"> such a change is furnished by the </text:span><text:span text:style-name="T327">Old Russian masc gen./acc. form </text:span><text:span text:style-name="T328">татѧ</text:span><text:span text:style-name="T329"> </text:span><text:span text:style-name="T327">from the 1229 Treaty between Smolensk, Riga and Gotland (Version A).</text:span><text:span text:style-name="T330"> </text:span><text:span text:style-name="T329">LCS *tatь is a</text:span><text:span text:style-name="T330"> masc. i-stem noun with genitive *tati, as it still appears in the Codex Suprasliensis translation of John Chrysostom's Homily for Holy Thursday (</text:span><text:span text:style-name="T331">...то кажетъ владꙑкꙑ чловѣколюбь҆ѥ҅· ꙗ҅ко прѣданника раꙁбои҅ника тат</text:span><text:span text:style-name="T332">и</text:span><text:span text:style-name="T331">...</text:span><text:span text:style-name="T330">)</text:span><text:span text:style-name="T329">, but in the dialect underlying the </text:span><text:span text:style-name="T333">1229</text:span><text:span text:style-name="T334"> Treaty</text:span><text:span text:style-name="T329"> the rise of </text:span><text:span text:style-name="T335">phonemically </text:span><text:span text:style-name="T329">palatalised /t'/ </text:span><text:span text:style-name="T335">after the Jer Shift means that the stem (and the nom. sg. </text:span><text:span text:style-name="T336">тать</text:span><text:span text:style-name="T335"> /tat'/) of this noun now end</text:span><text:span text:style-name="T337">s</text:span><text:span text:style-name="T335"> on the same class of "soft" consonants as original jo-stem nouns like *pastyŕь &gt; /pastyr'/, where the original LCS palatal *ŕ has fallen together with secondarily-palatalised /r'/ from plain LCS *r before LCS front-vowels</text:span><text:span text:style-name="T338">, in e.g. the original i-stem *zvěrь &gt; /zvěr'/. This system thus no longer distinguishes between </text:span><text:span text:style-name="T337">descendants of the original</text:span><text:span text:style-name="T338"> LCS palatals and </text:span><text:span text:style-name="T337">the newly </text:span><text:span text:style-name="T338">secondarily-palatalised consonants like /t'/,</text:span><text:span text:style-name="T339"> </text:span><text:span text:style-name="T337">both are now together in the set of 'soft' consonants, opposed to their </text:span><text:span text:style-name="T340">'plain' or </text:span><text:span text:style-name="T337">'hard' counterparts, and so tend towards taking the same set of inflectional endings (in this case those of the original jo-stems)</text:span><text:span text:style-name="T341">. </text:span><text:span text:style-name="T342">Consequently, a word like </text:span><text:span text:style-name="T336">тать</text:span><text:span text:style-name="T342"> has begun to take jo-stem endings, including the Old Russian /a/ reflex of LCS *Ǣ in the gen</text:span><text:span text:style-name="T343">itive/accusative singular.</text:span></text:p>
      <text:p text:style-name="P71"><text:span text:style-name="T341">LCS /Ǣ/</text:span><text:span text:style-name="T344">, though,</text:span><text:span text:style-name="T341"> by definition can only occur after LCS palatal consonants</text:span><text:span text:style-name="T345"> (see </text:span><text:span text:style-name="T346">above</text:span><text:span text:style-name="T345">)</text:span><text:span text:style-name="T341">, so</text:span><text:span text:style-name="T347"> a reconstruction *tatǢ is just nonsensical. In the case of the </text:span><text:span text:style-name="T340">dat. sg.</text:span><text:span text:style-name="T347"> /u/-desinence (</text:span><text:span text:style-name="T340">which isn't</text:span><text:span text:style-name="T347"> attested in our Treaty but it exists in modern Russian</text:span><text:span text:style-name="T348"> татю</text:span><text:span text:style-name="T349">), we don't even have an LCS archiphoneme available to signal a preceding soft-consonant; there's simply no way of getting from LCS *tatu to Russian /tat'u</text:span><text:span text:style-name="T350">/, </text:span><text:span text:style-name="T351">because</text:span><text:span text:style-name="T352"> </text:span><text:span text:style-name="T353">such a form was only made possible by the rise of phonemic /t'/, so </text:span><text:span text:style-name="T354">our ability to index it with our LCS system is gone.</text:span></text:p>
      <text:p text:style-name="P72"><text:span text:style-name="T355"/></text:p>
      <text:p text:style-name="P73"/>
      <text:p text:style-name="P73"/>
      <text:p text:style-name="P7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75"/>
      <text:p text:style-name="P76"><text:span text:style-name="T356">For example, whether or not </text:span><text:span text:style-name="T357">there actually existed at the LCS stage a</text:span><text:span text:style-name="T356"> </text:span><text:span text:style-name="T358">mechanism for deriving </text:span><text:span text:style-name="T356">secondary-imperfective verb</text:span><text:span text:style-name="T358">s like OCS</text:span><text:span text:style-name="T356"> </text:span><text:span text:style-name="T359">разарꙗти</text:span><text:span text:style-name="T360"> </text:span><text:span text:style-name="T361">&lt;*orzaŕǢti</text:span><text:span text:style-name="T362"> from the prefixed </text:span><text:span text:style-name="T363">разорити</text:span><text:span text:style-name="T362"> </text:span><text:span text:style-name="T364">*</text:span><text:span text:style-name="T357">orzoriti is irrelevant, because LCS /</text:span><text:span text:style-name="T361">orzaŕǢti/ does not violate the rule of LCS phonotactics: palatal /ŕ/ can be followed by /Ǣ/ </text:span><text:span text:style-name="T357"><text:s/></text:span><text:span text:style-name="T365">because such a combination exists in the paradigms of wholly securely reconstructable jo-stem nouns, e.g. nt. gen. sg. *moŕǢ</text:span><text:span text:style-name="T366"> (&gt; Pol. morza, OCS </text:span><text:span text:style-name="T367">морꙗ</text:span><text:span text:style-name="T366">, Ru. моря, etc.)</text:span></text:p>
      <text:p text:style-name="P77"/>
      <text:p text:style-name="P78"><text:span text:style-name="T259">In the case of Supr. Gsg. masc. ꙁвѣрѣ, for an original i-stem (звѣри &lt;*zvěri),</text:span><text:span text:style-name="T368">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ext:span><text:soft-page-break/><text:span text:style-name="T368">then phonemicised after the fall of word-final front-jers, and that newly-palatalised /r'/ fell together with original LCS palatal /ŕ/, so that the nom. sg. *zvěrь became /zvěr'/, </text:span><text:span text:style-name="T369">and its stem now </text:span><text:span text:style-name="T368">end</text:span><text:span text:style-name="T369">ed</text:span><text:span text:style-name="T368"> on the same consonant </text:span><text:span text:style-name="T369">/r'/ </text:span><text:span text:style-name="T368">as</text:span><text:span text:style-name="T369"> original ja- and jo-stems ending on LCS *ŕ like </text:span><text:span text:style-name="T370">мор</text:span><text:span text:style-name="T371">҄</text:span><text:span text:style-name="T370">е</text:span><text:span text:style-name="T369"> and </text:span><text:span text:style-name="T370">боурꙗ</text:span><text:span text:style-name="T372">, so it began to be inflected as a jo-stem masculine instead of an i-stem. </text:span></text:p>
      <text:p text:style-name="P79"><text:span text:style-name="T373"><text:s/>Most clearly in Russian, but also in Eastern Bulgarian dialects, the development of </text:span><text:span text:style-name="T374">and (on the evidence of forms of the word господь) in the dialects of at least some of the antigraphs of some OCS texts, </text:span></text:p>
      <text:p text:style-name="P80"/>
      <text:p text:style-name="P81">It should be emphasised that the historical reality of our reconstructions is only of concern at the phonological level<text:span text:style-name="T375">, that is, phonemes and phonotactics; the plausibility of higher-level structures built out of these units, <text:s/></text:span></text:p>
      <text:p text:style-name="P8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06T04:48:51.499572567</dc:date>
    <meta:editing-duration>P5DT8H24M9S</meta:editing-duration>
    <meta:editing-cycles>356</meta:editing-cycles>
    <meta:generator>LibreOffice/25.2.3.2$Linux_X86_64 LibreOffice_project/520$Build-2</meta:generator>
    <meta:print-date>2025-05-30T04:59:34.304256084</meta:print-date>
    <meta:printed-by>PDF files</meta:printed-by>
    <meta:document-statistic meta:table-count="2" meta:image-count="0" meta:object-count="0" meta:page-count="7" meta:paragraph-count="83" meta:word-count="4195" meta:character-count="26413" meta:non-whitespace-character-count="22161"/>
  </office:meta>
</office:document-meta>
</file>